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3.461cm"/>
    </style:style>
    <style:style style:name="co3" style:family="table-column">
      <style:table-column-properties fo:break-before="auto" style:column-width="1.741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1.52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1.575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MH2013-G(B) points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Oxide wt%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2"/>
        </table:table-row>
        <table:table-row table:style-name="ro2">
          <table:table-cell table:style-name="ce1" office:value-type="string" calcext:value-type="string">
            <text:p>Point#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gO</text:p>
          </table:table-cell>
          <table:table-cell table:style-name="ce1" office:value-type="string" calcext:value-type="string">
            <text:p>SiO2</text:p>
          </table:table-cell>
          <table:table-cell table:style-name="ce1" office:value-type="string" calcext:value-type="string">
            <text:p>TiO2</text:p>
          </table:table-cell>
          <table:table-cell table:style-name="ce1" office:value-type="string" calcext:value-type="string">
            <text:p>Cr2O3</text:p>
          </table:table-cell>
          <table:table-cell table:style-name="ce1" office:value-type="string" calcext:value-type="string">
            <text:p>FeO</text:p>
          </table:table-cell>
          <table:table-cell table:style-name="ce1" office:value-type="string" calcext:value-type="string">
            <text:p>Al2O3</text:p>
          </table:table-cell>
          <table:table-cell table:style-name="ce1" office:value-type="string" calcext:value-type="string">
            <text:p>CaO</text:p>
          </table:table-cell>
          <table:table-cell table:style-name="ce1" office:value-type="string" calcext:value-type="string">
            <text:p>MnO</text:p>
          </table:table-cell>
          <table:table-cell table:style-name="ce1" office:value-type="string" calcext:value-type="string">
            <text:p>NiO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Mg no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H2013_G(B)_ol1</text:p>
          </table:table-cell>
          <table:table-cell office:value-type="float" office:value="45.4944" calcext:value-type="float">
            <text:p>45.4944</text:p>
          </table:table-cell>
          <table:table-cell office:value-type="float" office:value="40.2401" calcext:value-type="float">
            <text:p>40.2401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413" calcext:value-type="float">
            <text:p>0.0413</text:p>
          </table:table-cell>
          <table:table-cell office:value-type="float" office:value="12.6939" calcext:value-type="float">
            <text:p>12.6939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1926" calcext:value-type="float">
            <text:p>0.1926</text:p>
          </table:table-cell>
          <table:table-cell office:value-type="float" office:value="0.2087" calcext:value-type="float">
            <text:p>0.2087</text:p>
          </table:table-cell>
          <table:table-cell office:value-type="float" office:value="99.2993" calcext:value-type="float">
            <text:p>99.2993</text:p>
          </table:table-cell>
          <table:table-cell table:formula="of:=100*[.C5]/([.C5]+[.G5])" office:value-type="float" office:value="78.1847897257696" calcext:value-type="float">
            <text:p>78.18478972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H2013_G(B)_ol1</text:p>
          </table:table-cell>
          <table:table-cell office:value-type="float" office:value="45.5668" calcext:value-type="float">
            <text:p>45.5668</text:p>
          </table:table-cell>
          <table:table-cell office:value-type="float" office:value="40.2956" calcext:value-type="float">
            <text:p>40.295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607" calcext:value-type="float">
            <text:p>0.0607</text:p>
          </table:table-cell>
          <table:table-cell office:value-type="float" office:value="12.8399" calcext:value-type="float">
            <text:p>12.8399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3569" calcext:value-type="float">
            <text:p>0.3569</text:p>
          </table:table-cell>
          <table:table-cell office:value-type="float" office:value="0.2008" calcext:value-type="float">
            <text:p>0.2008</text:p>
          </table:table-cell>
          <table:table-cell office:value-type="float" office:value="0.2298" calcext:value-type="float">
            <text:p>0.2298</text:p>
          </table:table-cell>
          <table:table-cell office:value-type="float" office:value="99.6151" calcext:value-type="float">
            <text:p>99.6151</text:p>
          </table:table-cell>
          <table:table-cell table:formula="of:=100*[.C6]/([.C6]+[.G6])" office:value-type="float" office:value="78.0163919550326" calcext:value-type="float">
            <text:p>78.0163919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H2013_G(B)_ol1</text:p>
          </table:table-cell>
          <table:table-cell office:value-type="float" office:value="45.7711" calcext:value-type="float">
            <text:p>45.7711</text:p>
          </table:table-cell>
          <table:table-cell office:value-type="float" office:value="40.3677" calcext:value-type="float">
            <text:p>40.3677</text:p>
          </table:table-cell>
          <table:table-cell office:value-type="float" office:value="0" calcext:value-type="float">
            <text:p>0</text:p>
          </table:table-cell>
          <table:table-cell office:value-type="float" office:value="0.0282" calcext:value-type="float">
            <text:p>0.0282</text:p>
          </table:table-cell>
          <table:table-cell office:value-type="float" office:value="12.9211" calcext:value-type="float">
            <text:p>12.9211</text:p>
          </table:table-cell>
          <table:table-cell office:value-type="float" office:value="0.0666" calcext:value-type="float">
            <text:p>0.066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2217" calcext:value-type="float">
            <text:p>0.2217</text:p>
          </table:table-cell>
          <table:table-cell office:value-type="float" office:value="99.9171" calcext:value-type="float">
            <text:p>99.9171</text:p>
          </table:table-cell>
          <table:table-cell table:formula="of:=100*[.C7]/([.C7]+[.G7])" office:value-type="float" office:value="77.9849792647064" calcext:value-type="float">
            <text:p>77.98497926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H2013_G(B)_ol2</text:p>
          </table:table-cell>
          <table:table-cell office:value-type="float" office:value="48.1627" calcext:value-type="float">
            <text:p>48.1627</text:p>
          </table:table-cell>
          <table:table-cell office:value-type="float" office:value="40.8586" calcext:value-type="float">
            <text:p>40.8586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1047" calcext:value-type="float">
            <text:p>0.1047</text:p>
          </table:table-cell>
          <table:table-cell office:value-type="float" office:value="9.4503" calcext:value-type="float">
            <text:p>9.4503</text:p>
          </table:table-cell>
          <table:table-cell office:value-type="float" office:value="0.0817" calcext:value-type="float">
            <text:p>0.0817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1523" calcext:value-type="float">
            <text:p>0.1523</text:p>
          </table:table-cell>
          <table:table-cell office:value-type="float" office:value="0.3238" calcext:value-type="float">
            <text:p>0.3238</text:p>
          </table:table-cell>
          <table:table-cell office:value-type="float" office:value="99.4933" calcext:value-type="float">
            <text:p>99.4933</text:p>
          </table:table-cell>
          <table:table-cell table:formula="of:=100*[.C8]/([.C8]+[.G8])" office:value-type="float" office:value="83.5969312481558" calcext:value-type="float">
            <text:p>83.59693124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H2013_G(B)_ol2</text:p>
          </table:table-cell>
          <table:table-cell office:value-type="float" office:value="48.139" calcext:value-type="float">
            <text:p>48.139</text:p>
          </table:table-cell>
          <table:table-cell office:value-type="float" office:value="40.855" calcext:value-type="float">
            <text:p>40.855</text:p>
          </table:table-cell>
          <table:table-cell office:value-type="float" office:value="0" calcext:value-type="float">
            <text:p>0</text:p>
          </table:table-cell>
          <table:table-cell office:value-type="float" office:value="0.1028" calcext:value-type="float">
            <text:p>0.1028</text:p>
          </table:table-cell>
          <table:table-cell office:value-type="float" office:value="9.5906" calcext:value-type="float">
            <text:p>9.5906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343" calcext:value-type="float">
            <text:p>0.343</text:p>
          </table:table-cell>
          <table:table-cell office:value-type="float" office:value="0.162" calcext:value-type="float">
            <text:p>0.162</text:p>
          </table:table-cell>
          <table:table-cell office:value-type="float" office:value="0.319" calcext:value-type="float">
            <text:p>0.319</text:p>
          </table:table-cell>
          <table:table-cell office:value-type="float" office:value="99.5916" calcext:value-type="float">
            <text:p>99.5916</text:p>
          </table:table-cell>
          <table:table-cell table:formula="of:=100*[.C9]/([.C9]+[.G9])" office:value-type="float" office:value="83.3870319558771" calcext:value-type="float">
            <text:p>83.38703195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H2013_G(B)_ol2</text:p>
          </table:table-cell>
          <table:table-cell office:value-type="float" office:value="48.0634" calcext:value-type="float">
            <text:p>48.0634</text:p>
          </table:table-cell>
          <table:table-cell office:value-type="float" office:value="40.8814" calcext:value-type="float">
            <text:p>40.8814</text:p>
          </table:table-cell>
          <table:table-cell office:value-type="float" office:value="0" calcext:value-type="float">
            <text:p>0</text:p>
          </table:table-cell>
          <table:table-cell office:value-type="float" office:value="0.1104" calcext:value-type="float">
            <text:p>0.1104</text:p>
          </table:table-cell>
          <table:table-cell office:value-type="float" office:value="9.777" calcext:value-type="float">
            <text:p>9.777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353" calcext:value-type="float">
            <text:p>0.353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3182" calcext:value-type="float">
            <text:p>0.3182</text:p>
          </table:table-cell>
          <table:table-cell office:value-type="float" office:value="99.7204" calcext:value-type="float">
            <text:p>99.7204</text:p>
          </table:table-cell>
          <table:table-cell table:formula="of:=100*[.C10]/([.C10]+[.G10])" office:value-type="float" office:value="83.096589926764" calcext:value-type="float">
            <text:p>83.09658992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H2013_G(B)_ol3a</text:p>
          </table:table-cell>
          <table:table-cell office:value-type="float" office:value="47.5376" calcext:value-type="float">
            <text:p>47.5376</text:p>
          </table:table-cell>
          <table:table-cell office:value-type="float" office:value="40.8318" calcext:value-type="float">
            <text:p>40.83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854" calcext:value-type="float">
            <text:p>0.0854</text:p>
          </table:table-cell>
          <table:table-cell office:value-type="float" office:value="10.2246" calcext:value-type="float">
            <text:p>10.2246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3077" calcext:value-type="float">
            <text:p>0.3077</text:p>
          </table:table-cell>
          <table:table-cell office:value-type="float" office:value="99.56" calcext:value-type="float">
            <text:p>99.56</text:p>
          </table:table-cell>
          <table:table-cell table:formula="of:=100*[.C11]/([.C11]+[.G11])" office:value-type="float" office:value="82.2988044084194" calcext:value-type="float">
            <text:p>82.29880440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H2013_G(B)_ol3a</text:p>
          </table:table-cell>
          <table:table-cell office:value-type="float" office:value="47.4575" calcext:value-type="float">
            <text:p>47.4575</text:p>
          </table:table-cell>
          <table:table-cell office:value-type="float" office:value="40.6529" calcext:value-type="float">
            <text:p>40.6529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774" calcext:value-type="float">
            <text:p>0.0774</text:p>
          </table:table-cell>
          <table:table-cell office:value-type="float" office:value="10.4608" calcext:value-type="float">
            <text:p>10.4608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2962" calcext:value-type="float">
            <text:p>0.2962</text:p>
          </table:table-cell>
          <table:table-cell office:value-type="float" office:value="99.5321" calcext:value-type="float">
            <text:p>99.5321</text:p>
          </table:table-cell>
          <table:table-cell table:formula="of:=100*[.C12]/([.C12]+[.G12])" office:value-type="float" office:value="81.9386964051086" calcext:value-type="float">
            <text:p>81.93869640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H2013_G(B)_ol3a</text:p>
          </table:table-cell>
          <table:table-cell office:value-type="float" office:value="47.4639" calcext:value-type="float">
            <text:p>47.4639</text:p>
          </table:table-cell>
          <table:table-cell office:value-type="float" office:value="40.6847" calcext:value-type="float">
            <text:p>40.6847</text:p>
          </table:table-cell>
          <table:table-cell office:value-type="float" office:value="0" calcext:value-type="float">
            <text:p>0</text:p>
          </table:table-cell>
          <table:table-cell office:value-type="float" office:value="0.0732" calcext:value-type="float">
            <text:p>0.0732</text:p>
          </table:table-cell>
          <table:table-cell office:value-type="float" office:value="10.3556" calcext:value-type="float">
            <text:p>10.3556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3577" calcext:value-type="float">
            <text:p>0.3577</text:p>
          </table:table-cell>
          <table:table-cell office:value-type="float" office:value="0.1522" calcext:value-type="float">
            <text:p>0.1522</text:p>
          </table:table-cell>
          <table:table-cell office:value-type="float" office:value="0.2989" calcext:value-type="float">
            <text:p>0.2989</text:p>
          </table:table-cell>
          <table:table-cell office:value-type="float" office:value="99.445" calcext:value-type="float">
            <text:p>99.445</text:p>
          </table:table-cell>
          <table:table-cell table:formula="of:=100*[.C13]/([.C13]+[.G13])" office:value-type="float" office:value="82.0897793996835" calcext:value-type="float">
            <text:p>82.08977939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H2013_G(B)_ol4</text:p>
          </table:table-cell>
          <table:table-cell office:value-type="float" office:value="46.3593" calcext:value-type="float">
            <text:p>46.3593</text:p>
          </table:table-cell>
          <table:table-cell office:value-type="float" office:value="40.5142" calcext:value-type="float">
            <text:p>40.5142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588" calcext:value-type="float">
            <text:p>0.0588</text:p>
          </table:table-cell>
          <table:table-cell office:value-type="float" office:value="12.0861" calcext:value-type="float">
            <text:p>12.0861</text:p>
          </table:table-cell>
          <table:table-cell office:value-type="float" office:value="0.067" calcext:value-type="float">
            <text:p>0.067</text:p>
          </table:table-cell>
          <table:table-cell office:value-type="float" office:value="0.3377" calcext:value-type="float">
            <text:p>0.3377</text:p>
          </table:table-cell>
          <table:table-cell office:value-type="float" office:value="0.1733" calcext:value-type="float">
            <text:p>0.1733</text:p>
          </table:table-cell>
          <table:table-cell office:value-type="float" office:value="0.2379" calcext:value-type="float">
            <text:p>0.2379</text:p>
          </table:table-cell>
          <table:table-cell office:value-type="float" office:value="99.8415" calcext:value-type="float">
            <text:p>99.8415</text:p>
          </table:table-cell>
          <table:table-cell table:formula="of:=100*[.C14]/([.C14]+[.G14])" office:value-type="float" office:value="79.3206993193647" calcext:value-type="float">
            <text:p>79.32069931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H2013_G(B)_ol4</text:p>
          </table:table-cell>
          <table:table-cell office:value-type="float" office:value="46.4292" calcext:value-type="float">
            <text:p>46.4292</text:p>
          </table:table-cell>
          <table:table-cell office:value-type="float" office:value="40.6217" calcext:value-type="float">
            <text:p>40.6217</text:p>
          </table:table-cell>
          <table:table-cell office:value-type="float" office:value="0" calcext:value-type="float">
            <text:p>0</text:p>
          </table:table-cell>
          <table:table-cell office:value-type="float" office:value="0.0704" calcext:value-type="float">
            <text:p>0.0704</text:p>
          </table:table-cell>
          <table:table-cell office:value-type="float" office:value="11.9329" calcext:value-type="float">
            <text:p>11.9329</text:p>
          </table:table-cell>
          <table:table-cell office:value-type="float" office:value="0.0674" calcext:value-type="float">
            <text:p>0.0674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1734" calcext:value-type="float">
            <text:p>0.1734</text:p>
          </table:table-cell>
          <table:table-cell office:value-type="float" office:value="0.2408" calcext:value-type="float">
            <text:p>0.2408</text:p>
          </table:table-cell>
          <table:table-cell office:value-type="float" office:value="99.8772" calcext:value-type="float">
            <text:p>99.8772</text:p>
          </table:table-cell>
          <table:table-cell table:formula="of:=100*[.C15]/([.C15]+[.G15])" office:value-type="float" office:value="79.5536829552055" calcext:value-type="float">
            <text:p>79.55368295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H2013_G(B)_ol4</text:p>
          </table:table-cell>
          <table:table-cell office:value-type="float" office:value="46.4007" calcext:value-type="float">
            <text:p>46.4007</text:p>
          </table:table-cell>
          <table:table-cell office:value-type="float" office:value="40.6993" calcext:value-type="float">
            <text:p>40.6993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405" calcext:value-type="float">
            <text:p>0.0405</text:p>
          </table:table-cell>
          <table:table-cell office:value-type="float" office:value="11.8951" calcext:value-type="float">
            <text:p>11.89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242" calcext:value-type="float">
            <text:p>0.242</text:p>
          </table:table-cell>
          <table:table-cell office:value-type="float" office:value="99.9229" calcext:value-type="float">
            <text:p>99.9229</text:p>
          </table:table-cell>
          <table:table-cell table:formula="of:=100*[.C16]/([.C16]+[.G16])" office:value-type="float" office:value="79.5952710143784" calcext:value-type="float">
            <text:p>79.59527101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H2013_G(B)_ol5</text:p>
          </table:table-cell>
          <table:table-cell office:value-type="float" office:value="46.258" calcext:value-type="float">
            <text:p>46.258</text:p>
          </table:table-cell>
          <table:table-cell office:value-type="float" office:value="40.4989" calcext:value-type="float">
            <text:p>40.4989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367" calcext:value-type="float">
            <text:p>0.0367</text:p>
          </table:table-cell>
          <table:table-cell office:value-type="float" office:value="12.1694" calcext:value-type="float">
            <text:p>12.1694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3528" calcext:value-type="float">
            <text:p>0.3528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451" calcext:value-type="float">
            <text:p>0.2451</text:p>
          </table:table-cell>
          <table:table-cell office:value-type="float" office:value="99.8283" calcext:value-type="float">
            <text:p>99.8283</text:p>
          </table:table-cell>
          <table:table-cell table:formula="of:=100*[.C17]/([.C17]+[.G17])" office:value-type="float" office:value="79.171758455793" calcext:value-type="float">
            <text:p>79.17175845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H2013_G(B)_ol5</text:p>
          </table:table-cell>
          <table:table-cell office:value-type="float" office:value="45.9409" calcext:value-type="float">
            <text:p>45.9409</text:p>
          </table:table-cell>
          <table:table-cell office:value-type="float" office:value="40.4456" calcext:value-type="float">
            <text:p>40.4456</text:p>
          </table:table-cell>
          <table:table-cell office:value-type="float" office:value="0" calcext:value-type="float">
            <text:p>0</text:p>
          </table:table-cell>
          <table:table-cell office:value-type="float" office:value="0.0548" calcext:value-type="float">
            <text:p>0.0548</text:p>
          </table:table-cell>
          <table:table-cell office:value-type="float" office:value="12.6752" calcext:value-type="float">
            <text:p>12.6752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358" calcext:value-type="float">
            <text:p>0.358</text:p>
          </table:table-cell>
          <table:table-cell office:value-type="float" office:value="0.1929" calcext:value-type="float">
            <text:p>0.1929</text:p>
          </table:table-cell>
          <table:table-cell office:value-type="float" office:value="0.2117" calcext:value-type="float">
            <text:p>0.2117</text:p>
          </table:table-cell>
          <table:table-cell office:value-type="float" office:value="99.9284" calcext:value-type="float">
            <text:p>99.9284</text:p>
          </table:table-cell>
          <table:table-cell table:formula="of:=100*[.C18]/([.C18]+[.G18])" office:value-type="float" office:value="78.3759069607156" calcext:value-type="float">
            <text:p>78.37590696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H2013_G(B)_ol5</text:p>
          </table:table-cell>
          <table:table-cell office:value-type="float" office:value="46.0233" calcext:value-type="float">
            <text:p>46.0233</text:p>
          </table:table-cell>
          <table:table-cell office:value-type="float" office:value="40.541" calcext:value-type="float">
            <text:p>40.541</text:p>
          </table:table-cell>
          <table:table-cell office:value-type="float" office:value="0" calcext:value-type="float">
            <text:p>0</text:p>
          </table:table-cell>
          <table:table-cell office:value-type="float" office:value="0.0283" calcext:value-type="float">
            <text:p>0.0283</text:p>
          </table:table-cell>
          <table:table-cell office:value-type="float" office:value="12.4174" calcext:value-type="float">
            <text:p>12.4174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337" calcext:value-type="float">
            <text:p>0.337</text:p>
          </table:table-cell>
          <table:table-cell office:value-type="float" office:value="0.1948" calcext:value-type="float">
            <text:p>0.1948</text:p>
          </table:table-cell>
          <table:table-cell office:value-type="float" office:value="0.2191" calcext:value-type="float">
            <text:p>0.2191</text:p>
          </table:table-cell>
          <table:table-cell office:value-type="float" office:value="99.8082" calcext:value-type="float">
            <text:p>99.8082</text:p>
          </table:table-cell>
          <table:table-cell table:formula="of:=100*[.C19]/([.C19]+[.G19])" office:value-type="float" office:value="78.7521367813869" calcext:value-type="float">
            <text:p>78.75213678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H2013_G(B)_ol6</text:p>
          </table:table-cell>
          <table:table-cell office:value-type="float" office:value="45.818" calcext:value-type="float">
            <text:p>45.818</text:p>
          </table:table-cell>
          <table:table-cell office:value-type="float" office:value="40.4123" calcext:value-type="float">
            <text:p>40.4123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594" calcext:value-type="float">
            <text:p>0.0594</text:p>
          </table:table-cell>
          <table:table-cell office:value-type="float" office:value="12.1036" calcext:value-type="float">
            <text:p>12.1036</text:p>
          </table:table-cell>
          <table:table-cell office:value-type="float" office:value="0.062" calcext:value-type="float">
            <text:p>0.062</text:p>
          </table:table-cell>
          <table:table-cell office:value-type="float" office:value="0.3335" calcext:value-type="float">
            <text:p>0.3335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2348" calcext:value-type="float">
            <text:p>0.2348</text:p>
          </table:table-cell>
          <table:table-cell office:value-type="float" office:value="99.2293" calcext:value-type="float">
            <text:p>99.2293</text:p>
          </table:table-cell>
          <table:table-cell table:formula="of:=100*[.C20]/([.C20]+[.G20])" office:value-type="float" office:value="79.1034778044805" calcext:value-type="float">
            <text:p>79.10347780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H2013_G(B)_ol6</text:p>
          </table:table-cell>
          <table:table-cell office:value-type="float" office:value="45.8101" calcext:value-type="float">
            <text:p>45.8101</text:p>
          </table:table-cell>
          <table:table-cell office:value-type="float" office:value="40.4222" calcext:value-type="float">
            <text:p>40.4222</text:p>
          </table:table-cell>
          <table:table-cell office:value-type="float" office:value="0" calcext:value-type="float">
            <text:p>0</text:p>
          </table:table-cell>
          <table:table-cell office:value-type="float" office:value="0.0535" calcext:value-type="float">
            <text:p>0.0535</text:p>
          </table:table-cell>
          <table:table-cell office:value-type="float" office:value="12.1414" calcext:value-type="float">
            <text:p>12.1414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3411" calcext:value-type="float">
            <text:p>0.3411</text:p>
          </table:table-cell>
          <table:table-cell office:value-type="float" office:value="0.1887" calcext:value-type="float">
            <text:p>0.1887</text:p>
          </table:table-cell>
          <table:table-cell office:value-type="float" office:value="0.2374" calcext:value-type="float">
            <text:p>0.2374</text:p>
          </table:table-cell>
          <table:table-cell office:value-type="float" office:value="99.2562" calcext:value-type="float">
            <text:p>99.2562</text:p>
          </table:table-cell>
          <table:table-cell table:formula="of:=100*[.C21]/([.C21]+[.G21])" office:value-type="float" office:value="79.0490323805251" calcext:value-type="float">
            <text:p>79.04903238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H2013_G(B)_ol6</text:p>
          </table:table-cell>
          <table:table-cell office:value-type="float" office:value="45.9796" calcext:value-type="float">
            <text:p>45.9796</text:p>
          </table:table-cell>
          <table:table-cell office:value-type="float" office:value="40.5073" calcext:value-type="float">
            <text:p>40.5073</text:p>
          </table:table-cell>
          <table:table-cell office:value-type="float" office:value="0" calcext:value-type="float">
            <text:p>0</text:p>
          </table:table-cell>
          <table:table-cell office:value-type="float" office:value="0.0486" calcext:value-type="float">
            <text:p>0.0486</text:p>
          </table:table-cell>
          <table:table-cell office:value-type="float" office:value="12.4772" calcext:value-type="float">
            <text:p>12.4772</text:p>
          </table:table-cell>
          <table:table-cell office:value-type="float" office:value="0.0592" calcext:value-type="float">
            <text:p>0.0592</text:p>
          </table:table-cell>
          <table:table-cell office:value-type="float" office:value="0.3356" calcext:value-type="float">
            <text:p>0.3356</text:p>
          </table:table-cell>
          <table:table-cell office:value-type="float" office:value="0.1977" calcext:value-type="float">
            <text:p>0.1977</text:p>
          </table:table-cell>
          <table:table-cell office:value-type="float" office:value="0.2309" calcext:value-type="float">
            <text:p>0.2309</text:p>
          </table:table-cell>
          <table:table-cell office:value-type="float" office:value="99.8361" calcext:value-type="float">
            <text:p>99.8361</text:p>
          </table:table-cell>
          <table:table-cell table:formula="of:=100*[.C22]/([.C22]+[.G22])" office:value-type="float" office:value="78.6556910402212" calcext:value-type="float">
            <text:p>78.65569104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H2013_G(B)_ol7</text:p>
          </table:table-cell>
          <table:table-cell office:value-type="float" office:value="46.7277" calcext:value-type="float">
            <text:p>46.7277</text:p>
          </table:table-cell>
          <table:table-cell office:value-type="float" office:value="40.4789" calcext:value-type="float">
            <text:p>40.4789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668" calcext:value-type="float">
            <text:p>0.0668</text:p>
          </table:table-cell>
          <table:table-cell office:value-type="float" office:value="11.6182" calcext:value-type="float">
            <text:p>11.6182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3557" calcext:value-type="float">
            <text:p>0.3557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2505" calcext:value-type="float">
            <text:p>0.2505</text:p>
          </table:table-cell>
          <table:table-cell office:value-type="float" office:value="99.7352" calcext:value-type="float">
            <text:p>99.7352</text:p>
          </table:table-cell>
          <table:table-cell table:formula="of:=100*[.C23]/([.C23]+[.G23])" office:value-type="float" office:value="80.0873754625432" calcext:value-type="float">
            <text:p>80.08737546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H2013_G(B)_ol7</text:p>
          </table:table-cell>
          <table:table-cell office:value-type="float" office:value="46.5807" calcext:value-type="float">
            <text:p>46.5807</text:p>
          </table:table-cell>
          <table:table-cell office:value-type="float" office:value="40.7161" calcext:value-type="float">
            <text:p>40.7161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761" calcext:value-type="float">
            <text:p>0.0761</text:p>
          </table:table-cell>
          <table:table-cell office:value-type="float" office:value="11.4777" calcext:value-type="float">
            <text:p>11.4777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3528" calcext:value-type="float">
            <text:p>0.3528</text:p>
          </table:table-cell>
          <table:table-cell office:value-type="float" office:value="0.1658" calcext:value-type="float">
            <text:p>0.1658</text:p>
          </table:table-cell>
          <table:table-cell office:value-type="float" office:value="0.2611" calcext:value-type="float">
            <text:p>0.2611</text:p>
          </table:table-cell>
          <table:table-cell office:value-type="float" office:value="99.7039" calcext:value-type="float">
            <text:p>99.7039</text:p>
          </table:table-cell>
          <table:table-cell table:formula="of:=100*[.C24]/([.C24]+[.G24])" office:value-type="float" office:value="80.2307676408582" calcext:value-type="float">
            <text:p>80.23076764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H2013_G(B)_ol7</text:p>
          </table:table-cell>
          <table:table-cell office:value-type="float" office:value="46.7158" calcext:value-type="float">
            <text:p>46.7158</text:p>
          </table:table-cell>
          <table:table-cell office:value-type="float" office:value="40.7331" calcext:value-type="float">
            <text:p>40.7331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628" calcext:value-type="float">
            <text:p>0.0628</text:p>
          </table:table-cell>
          <table:table-cell office:value-type="float" office:value="11.4631" calcext:value-type="float">
            <text:p>11.4631</text:p>
          </table:table-cell>
          <table:table-cell office:value-type="float" office:value="0.0665" calcext:value-type="float">
            <text:p>0.0665</text:p>
          </table:table-cell>
          <table:table-cell office:value-type="float" office:value="0.3594" calcext:value-type="float">
            <text:p>0.3594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2718" calcext:value-type="float">
            <text:p>0.2718</text:p>
          </table:table-cell>
          <table:table-cell office:value-type="float" office:value="99.8852" calcext:value-type="float">
            <text:p>99.8852</text:p>
          </table:table-cell>
          <table:table-cell table:formula="of:=100*[.C25]/([.C25]+[.G25])" office:value-type="float" office:value="80.2968086368082" calcext:value-type="float">
            <text:p>80.29680863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H2013_G(B)_ol8</text:p>
          </table:table-cell>
          <table:table-cell office:value-type="float" office:value="47.6059" calcext:value-type="float">
            <text:p>47.6059</text:p>
          </table:table-cell>
          <table:table-cell office:value-type="float" office:value="40.9167" calcext:value-type="float">
            <text:p>40.9167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1517" calcext:value-type="float">
            <text:p>0.1517</text:p>
          </table:table-cell>
          <table:table-cell office:value-type="float" office:value="10.673" calcext:value-type="float">
            <text:p>10.673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3592" calcext:value-type="float">
            <text:p>0.3592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3324" calcext:value-type="float">
            <text:p>0.3324</text:p>
          </table:table-cell>
          <table:table-cell office:value-type="float" office:value="100.3093" calcext:value-type="float">
            <text:p>100.3093</text:p>
          </table:table-cell>
          <table:table-cell table:formula="of:=100*[.C26]/([.C26]+[.G26])" office:value-type="float" office:value="81.6863393097674" calcext:value-type="float">
            <text:p>81.68633930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H2013_G(B)_ol8</text:p>
          </table:table-cell>
          <table:table-cell office:value-type="float" office:value="47.4071" calcext:value-type="float">
            <text:p>47.4071</text:p>
          </table:table-cell>
          <table:table-cell office:value-type="float" office:value="40.8052" calcext:value-type="float">
            <text:p>40.8052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1168" calcext:value-type="float">
            <text:p>0.1168</text:p>
          </table:table-cell>
          <table:table-cell office:value-type="float" office:value="10.2293" calcext:value-type="float">
            <text:p>10.2293</text:p>
          </table:table-cell>
          <table:table-cell office:value-type="float" office:value="0.103" calcext:value-type="float">
            <text:p>0.103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3351" calcext:value-type="float">
            <text:p>0.3351</text:p>
          </table:table-cell>
          <table:table-cell office:value-type="float" office:value="99.5384" calcext:value-type="float">
            <text:p>99.5384</text:p>
          </table:table-cell>
          <table:table-cell table:formula="of:=100*[.C27]/([.C27]+[.G27])" office:value-type="float" office:value="82.2520143520414" calcext:value-type="float">
            <text:p>82.2520143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H2013_G(B)_ol8</text:p>
          </table:table-cell>
          <table:table-cell office:value-type="float" office:value="47.253" calcext:value-type="float">
            <text:p>47.253</text:p>
          </table:table-cell>
          <table:table-cell office:value-type="float" office:value="40.6693" calcext:value-type="float">
            <text:p>40.669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285" calcext:value-type="float">
            <text:p>0.1285</text:p>
          </table:table-cell>
          <table:table-cell office:value-type="float" office:value="10.5792" calcext:value-type="float">
            <text:p>10.5792</text:p>
          </table:table-cell>
          <table:table-cell office:value-type="float" office:value="0.102" calcext:value-type="float">
            <text:p>0.102</text:p>
          </table:table-cell>
          <table:table-cell office:value-type="float" office:value="0.363" calcext:value-type="float">
            <text:p>0.363</text:p>
          </table:table-cell>
          <table:table-cell office:value-type="float" office:value="0.1639" calcext:value-type="float">
            <text:p>0.1639</text:p>
          </table:table-cell>
          <table:table-cell office:value-type="float" office:value="0.3261" calcext:value-type="float">
            <text:p>0.3261</text:p>
          </table:table-cell>
          <table:table-cell office:value-type="float" office:value="99.5868" calcext:value-type="float">
            <text:p>99.5868</text:p>
          </table:table-cell>
          <table:table-cell table:formula="of:=100*[.C28]/([.C28]+[.G28])" office:value-type="float" office:value="81.7070766804652" calcext:value-type="float">
            <text:p>81.70707668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H2013_G(B)_ol10</text:p>
          </table:table-cell>
          <table:table-cell office:value-type="float" office:value="46.0383" calcext:value-type="float">
            <text:p>46.0383</text:p>
          </table:table-cell>
          <table:table-cell office:value-type="float" office:value="40.5633" calcext:value-type="float">
            <text:p>40.5633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754" calcext:value-type="float">
            <text:p>0.0754</text:p>
          </table:table-cell>
          <table:table-cell office:value-type="float" office:value="12.3382" calcext:value-type="float">
            <text:p>12.3382</text:p>
          </table:table-cell>
          <table:table-cell office:value-type="float" office:value="0.0644" calcext:value-type="float">
            <text:p>0.0644</text:p>
          </table:table-cell>
          <table:table-cell office:value-type="float" office:value="0.3424" calcext:value-type="float">
            <text:p>0.3424</text:p>
          </table:table-cell>
          <table:table-cell office:value-type="float" office:value="0.1926" calcext:value-type="float">
            <text:p>0.1926</text:p>
          </table:table-cell>
          <table:table-cell office:value-type="float" office:value="0.2503" calcext:value-type="float">
            <text:p>0.2503</text:p>
          </table:table-cell>
          <table:table-cell office:value-type="float" office:value="99.8815" calcext:value-type="float">
            <text:p>99.8815</text:p>
          </table:table-cell>
          <table:table-cell table:formula="of:=100*[.C29]/([.C29]+[.G29])" office:value-type="float" office:value="78.8644403141675" calcext:value-type="float">
            <text:p>78.86444031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H2013_G(B)_ol10</text:p>
          </table:table-cell>
          <table:table-cell office:value-type="float" office:value="45.9717" calcext:value-type="float">
            <text:p>45.9717</text:p>
          </table:table-cell>
          <table:table-cell office:value-type="float" office:value="40.4256" calcext:value-type="float">
            <text:p>40.4256</text:p>
          </table:table-cell>
          <table:table-cell office:value-type="float" office:value="0" calcext:value-type="float">
            <text:p>0</text:p>
          </table:table-cell>
          <table:table-cell office:value-type="float" office:value="0.0588" calcext:value-type="float">
            <text:p>0.0588</text:p>
          </table:table-cell>
          <table:table-cell office:value-type="float" office:value="12.3099" calcext:value-type="float">
            <text:p>12.3099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3409" calcext:value-type="float">
            <text:p>0.3409</text:p>
          </table:table-cell>
          <table:table-cell office:value-type="float" office:value="0.2089" calcext:value-type="float">
            <text:p>0.2089</text:p>
          </table:table-cell>
          <table:table-cell office:value-type="float" office:value="0.2474" calcext:value-type="float">
            <text:p>0.2474</text:p>
          </table:table-cell>
          <table:table-cell office:value-type="float" office:value="99.6357" calcext:value-type="float">
            <text:p>99.6357</text:p>
          </table:table-cell>
          <table:table-cell table:formula="of:=100*[.C30]/([.C30]+[.G30])" office:value-type="float" office:value="78.878582605831" calcext:value-type="float">
            <text:p>78.87858260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H2013_G(B)_ol10</text:p>
          </table:table-cell>
          <table:table-cell office:value-type="float" office:value="45.9586" calcext:value-type="float">
            <text:p>45.9586</text:p>
          </table:table-cell>
          <table:table-cell office:value-type="float" office:value="40.4822" calcext:value-type="float">
            <text:p>40.4822</text:p>
          </table:table-cell>
          <table:table-cell office:value-type="float" office:value="0" calcext:value-type="float">
            <text:p>0</text:p>
          </table:table-cell>
          <table:table-cell office:value-type="float" office:value="0.0754" calcext:value-type="float">
            <text:p>0.0754</text:p>
          </table:table-cell>
          <table:table-cell office:value-type="float" office:value="12.3538" calcext:value-type="float">
            <text:p>12.3538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3466" calcext:value-type="float">
            <text:p>0.3466</text:p>
          </table:table-cell>
          <table:table-cell office:value-type="float" office:value="0.1981" calcext:value-type="float">
            <text:p>0.1981</text:p>
          </table:table-cell>
          <table:table-cell office:value-type="float" office:value="0.245" calcext:value-type="float">
            <text:p>0.245</text:p>
          </table:table-cell>
          <table:table-cell office:value-type="float" office:value="99.7305" calcext:value-type="float">
            <text:p>99.7305</text:p>
          </table:table-cell>
          <table:table-cell table:formula="of:=100*[.C31]/([.C31]+[.G31])" office:value-type="float" office:value="78.8144545585502" calcext:value-type="float">
            <text:p>78.81445455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H2013_G(B)_ol11</text:p>
          </table:table-cell>
          <table:table-cell office:value-type="float" office:value="49.3127" calcext:value-type="float">
            <text:p>49.3127</text:p>
          </table:table-cell>
          <table:table-cell office:value-type="float" office:value="41.283" calcext:value-type="float">
            <text:p>41.283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958" calcext:value-type="float">
            <text:p>0.0958</text:p>
          </table:table-cell>
          <table:table-cell office:value-type="float" office:value="8.2183" calcext:value-type="float">
            <text:p>8.2183</text:p>
          </table:table-cell>
          <table:table-cell office:value-type="float" office:value="0.0888" calcext:value-type="float">
            <text:p>0.0888</text:p>
          </table:table-cell>
          <table:table-cell office:value-type="float" office:value="0.3588" calcext:value-type="float">
            <text:p>0.3588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3858" calcext:value-type="float">
            <text:p>0.3858</text:p>
          </table:table-cell>
          <table:table-cell office:value-type="float" office:value="99.9018" calcext:value-type="float">
            <text:p>99.9018</text:p>
          </table:table-cell>
          <table:table-cell table:formula="of:=100*[.C32]/([.C32]+[.G32])" office:value-type="float" office:value="85.7150058229476" calcext:value-type="float">
            <text:p>85.71500582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H2013_G(B)_ol11</text:p>
          </table:table-cell>
          <table:table-cell office:value-type="float" office:value="48.8453" calcext:value-type="float">
            <text:p>48.8453</text:p>
          </table:table-cell>
          <table:table-cell office:value-type="float" office:value="41.1318" calcext:value-type="float">
            <text:p>41.1318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1127" calcext:value-type="float">
            <text:p>0.1127</text:p>
          </table:table-cell>
          <table:table-cell office:value-type="float" office:value="8.426" calcext:value-type="float">
            <text:p>8.426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3953" calcext:value-type="float">
            <text:p>0.3953</text:p>
          </table:table-cell>
          <table:table-cell office:value-type="float" office:value="99.5083" calcext:value-type="float">
            <text:p>99.5083</text:p>
          </table:table-cell>
          <table:table-cell table:formula="of:=100*[.C33]/([.C33]+[.G33])" office:value-type="float" office:value="85.2875698648363" calcext:value-type="float">
            <text:p>85.28756986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H2013_G(B)_ol11</text:p>
          </table:table-cell>
          <table:table-cell office:value-type="float" office:value="48.9879" calcext:value-type="float">
            <text:p>48.9879</text:p>
          </table:table-cell>
          <table:table-cell office:value-type="float" office:value="41.1601" calcext:value-type="float">
            <text:p>41.1601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96" calcext:value-type="float">
            <text:p>0.096</text:p>
          </table:table-cell>
          <table:table-cell office:value-type="float" office:value="8.3918" calcext:value-type="float">
            <text:p>8.3918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3613" calcext:value-type="float">
            <text:p>0.3613</text:p>
          </table:table-cell>
          <table:table-cell office:value-type="float" office:value="0.162" calcext:value-type="float">
            <text:p>0.162</text:p>
          </table:table-cell>
          <table:table-cell office:value-type="float" office:value="0.4009" calcext:value-type="float">
            <text:p>0.4009</text:p>
          </table:table-cell>
          <table:table-cell office:value-type="float" office:value="99.6687" calcext:value-type="float">
            <text:p>99.6687</text:p>
          </table:table-cell>
          <table:table-cell table:formula="of:=100*[.C34]/([.C34]+[.G34])" office:value-type="float" office:value="85.3749671050912" calcext:value-type="float">
            <text:p>85.37496710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H2013_G(B)_ol9</text:p>
          </table:table-cell>
          <table:table-cell office:value-type="float" office:value="45.0156" calcext:value-type="float">
            <text:p>45.0156</text:p>
          </table:table-cell>
          <table:table-cell office:value-type="float" office:value="40.3677" calcext:value-type="float">
            <text:p>40.3677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364" calcext:value-type="float">
            <text:p>0.0364</text:p>
          </table:table-cell>
          <table:table-cell office:value-type="float" office:value="13.3557" calcext:value-type="float">
            <text:p>13.3557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3626" calcext:value-type="float">
            <text:p>0.3626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2056" calcext:value-type="float">
            <text:p>0.2056</text:p>
          </table:table-cell>
          <table:table-cell office:value-type="float" office:value="99.6093" calcext:value-type="float">
            <text:p>99.6093</text:p>
          </table:table-cell>
          <table:table-cell table:formula="of:=100*[.C35]/([.C35]+[.G35])" office:value-type="float" office:value="77.1194062835674" calcext:value-type="float">
            <text:p>77.11940628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H2013_G(B)_ol9</text:p>
          </table:table-cell>
          <table:table-cell office:value-type="float" office:value="45.1117" calcext:value-type="float">
            <text:p>45.1117</text:p>
          </table:table-cell>
          <table:table-cell office:value-type="float" office:value="40.4419" calcext:value-type="float">
            <text:p>40.4419</text:p>
          </table:table-cell>
          <table:table-cell office:value-type="float" office:value="0" calcext:value-type="float">
            <text:p>0</text:p>
          </table:table-cell>
          <table:table-cell office:value-type="float" office:value="0.0369" calcext:value-type="float">
            <text:p>0.0369</text:p>
          </table:table-cell>
          <table:table-cell office:value-type="float" office:value="13.4138" calcext:value-type="float">
            <text:p>13.4138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3612" calcext:value-type="float">
            <text:p>0.3612</text:p>
          </table:table-cell>
          <table:table-cell office:value-type="float" office:value="0.21" calcext:value-type="float">
            <text:p>0.21</text:p>
          </table:table-cell>
          <table:table-cell office:value-type="float" office:value="0.2102" calcext:value-type="float">
            <text:p>0.2102</text:p>
          </table:table-cell>
          <table:table-cell office:value-type="float" office:value="99.832" calcext:value-type="float">
            <text:p>99.832</text:p>
          </table:table-cell>
          <table:table-cell table:formula="of:=100*[.C36]/([.C36]+[.G36])" office:value-type="float" office:value="77.0804179374803" calcext:value-type="float">
            <text:p>77.08041793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H2013_G(B)_ol9</text:p>
          </table:table-cell>
          <table:table-cell office:value-type="float" office:value="45.1817" calcext:value-type="float">
            <text:p>45.1817</text:p>
          </table:table-cell>
          <table:table-cell office:value-type="float" office:value="40.2903" calcext:value-type="float">
            <text:p>40.2903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527" calcext:value-type="float">
            <text:p>0.0527</text:p>
          </table:table-cell>
          <table:table-cell office:value-type="float" office:value="13.4302" calcext:value-type="float">
            <text:p>13.4302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3598" calcext:value-type="float">
            <text:p>0.3598</text:p>
          </table:table-cell>
          <table:table-cell office:value-type="float" office:value="0.2127" calcext:value-type="float">
            <text:p>0.2127</text:p>
          </table:table-cell>
          <table:table-cell office:value-type="float" office:value="0.2074" calcext:value-type="float">
            <text:p>0.2074</text:p>
          </table:table-cell>
          <table:table-cell office:value-type="float" office:value="99.8026" calcext:value-type="float">
            <text:p>99.8026</text:p>
          </table:table-cell>
          <table:table-cell table:formula="of:=100*[.C37]/([.C37]+[.G37])" office:value-type="float" office:value="77.0862231048644" calcext:value-type="float">
            <text:p>77.08622310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H2013_G(B)_ol12</text:p>
          </table:table-cell>
          <table:table-cell office:value-type="float" office:value="46.8469" calcext:value-type="float">
            <text:p>46.8469</text:p>
          </table:table-cell>
          <table:table-cell office:value-type="float" office:value="40.5971" calcext:value-type="float">
            <text:p>40.5971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876" calcext:value-type="float">
            <text:p>0.0876</text:p>
          </table:table-cell>
          <table:table-cell office:value-type="float" office:value="11.1404" calcext:value-type="float">
            <text:p>11.1404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3615" calcext:value-type="float">
            <text:p>0.3615</text:p>
          </table:table-cell>
          <table:table-cell office:value-type="float" office:value="0.183" calcext:value-type="float">
            <text:p>0.183</text:p>
          </table:table-cell>
          <table:table-cell office:value-type="float" office:value="0.2807" calcext:value-type="float">
            <text:p>0.2807</text:p>
          </table:table-cell>
          <table:table-cell office:value-type="float" office:value="99.5983" calcext:value-type="float">
            <text:p>99.5983</text:p>
          </table:table-cell>
          <table:table-cell table:formula="of:=100*[.C38]/([.C38]+[.G38])" office:value-type="float" office:value="80.788207072928" calcext:value-type="float">
            <text:p>80.78820707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H2013_G(B)_ol12</text:p>
          </table:table-cell>
          <table:table-cell office:value-type="float" office:value="46.9541" calcext:value-type="float">
            <text:p>46.9541</text:p>
          </table:table-cell>
          <table:table-cell office:value-type="float" office:value="40.8916" calcext:value-type="float">
            <text:p>40.8916</text:p>
          </table:table-cell>
          <table:table-cell office:value-type="float" office:value="0" calcext:value-type="float">
            <text:p>0</text:p>
          </table:table-cell>
          <table:table-cell office:value-type="float" office:value="0.0804" calcext:value-type="float">
            <text:p>0.0804</text:p>
          </table:table-cell>
          <table:table-cell office:value-type="float" office:value="11.0852" calcext:value-type="float">
            <text:p>11.08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3756" calcext:value-type="float">
            <text:p>0.3756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2873" calcext:value-type="float">
            <text:p>0.2873</text:p>
          </table:table-cell>
          <table:table-cell office:value-type="float" office:value="99.9135" calcext:value-type="float">
            <text:p>99.9135</text:p>
          </table:table-cell>
          <table:table-cell table:formula="of:=100*[.C39]/([.C39]+[.G39])" office:value-type="float" office:value="80.900527745855" calcext:value-type="float">
            <text:p>80.90052774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H2013_G(B)_ol12</text:p>
          </table:table-cell>
          <table:table-cell office:value-type="float" office:value="46.9257" calcext:value-type="float">
            <text:p>46.9257</text:p>
          </table:table-cell>
          <table:table-cell office:value-type="float" office:value="40.4199" calcext:value-type="float">
            <text:p>40.4199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794" calcext:value-type="float">
            <text:p>0.0794</text:p>
          </table:table-cell>
          <table:table-cell office:value-type="float" office:value="11.0277" calcext:value-type="float">
            <text:p>11.0277</text:p>
          </table:table-cell>
          <table:table-cell office:value-type="float" office:value="0.0665" calcext:value-type="float">
            <text:p>0.0665</text:p>
          </table:table-cell>
          <table:table-cell office:value-type="float" office:value="0.3616" calcext:value-type="float">
            <text:p>0.3616</text:p>
          </table:table-cell>
          <table:table-cell office:value-type="float" office:value="0.1756" calcext:value-type="float">
            <text:p>0.1756</text:p>
          </table:table-cell>
          <table:table-cell office:value-type="float" office:value="0.263" calcext:value-type="float">
            <text:p>0.263</text:p>
          </table:table-cell>
          <table:table-cell office:value-type="float" office:value="99.3376" calcext:value-type="float">
            <text:p>99.3376</text:p>
          </table:table-cell>
          <table:table-cell table:formula="of:=100*[.C40]/([.C40]+[.G40])" office:value-type="float" office:value="80.9714356707285" calcext:value-type="float">
            <text:p>80.97143567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H2013_G(B)_ol13</text:p>
          </table:table-cell>
          <table:table-cell office:value-type="float" office:value="47.2476" calcext:value-type="float">
            <text:p>47.2476</text:p>
          </table:table-cell>
          <table:table-cell office:value-type="float" office:value="40.7561" calcext:value-type="float">
            <text:p>40.756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878" calcext:value-type="float">
            <text:p>0.0878</text:p>
          </table:table-cell>
          <table:table-cell office:value-type="float" office:value="10.6478" calcext:value-type="float">
            <text:p>10.6478</text:p>
          </table:table-cell>
          <table:table-cell office:value-type="float" office:value="0.0609" calcext:value-type="float">
            <text:p>0.0609</text:p>
          </table:table-cell>
          <table:table-cell office:value-type="float" office:value="0.3881" calcext:value-type="float">
            <text:p>0.3881</text:p>
          </table:table-cell>
          <table:table-cell office:value-type="float" office:value="0.1614" calcext:value-type="float">
            <text:p>0.1614</text:p>
          </table:table-cell>
          <table:table-cell office:value-type="float" office:value="0.2774" calcext:value-type="float">
            <text:p>0.2774</text:p>
          </table:table-cell>
          <table:table-cell office:value-type="float" office:value="99.6334" calcext:value-type="float">
            <text:p>99.6334</text:p>
          </table:table-cell>
          <table:table-cell table:formula="of:=100*[.C41]/([.C41]+[.G41])" office:value-type="float" office:value="81.6085561201754" calcext:value-type="float">
            <text:p>81.60855612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H2013_G(B)_ol13</text:p>
          </table:table-cell>
          <table:table-cell office:value-type="float" office:value="47.1512" calcext:value-type="float">
            <text:p>47.1512</text:p>
          </table:table-cell>
          <table:table-cell office:value-type="float" office:value="40.6891" calcext:value-type="float">
            <text:p>40.6891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649" calcext:value-type="float">
            <text:p>0.0649</text:p>
          </table:table-cell>
          <table:table-cell office:value-type="float" office:value="10.6078" calcext:value-type="float">
            <text:p>10.6078</text:p>
          </table:table-cell>
          <table:table-cell office:value-type="float" office:value="0.0683" calcext:value-type="float">
            <text:p>0.0683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166" calcext:value-type="float">
            <text:p>0.166</text:p>
          </table:table-cell>
          <table:table-cell office:value-type="float" office:value="0.2863" calcext:value-type="float">
            <text:p>0.2863</text:p>
          </table:table-cell>
          <table:table-cell office:value-type="float" office:value="99.4351" calcext:value-type="float">
            <text:p>99.4351</text:p>
          </table:table-cell>
          <table:table-cell table:formula="of:=100*[.C42]/([.C42]+[.G42])" office:value-type="float" office:value="81.6343773264773" calcext:value-type="float">
            <text:p>81.63437732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H2013_G(B)_ol13</text:p>
          </table:table-cell>
          <table:table-cell office:value-type="float" office:value="47.0916" calcext:value-type="float">
            <text:p>47.0916</text:p>
          </table:table-cell>
          <table:table-cell office:value-type="float" office:value="40.6946" calcext:value-type="float">
            <text:p>40.6946</text:p>
          </table:table-cell>
          <table:table-cell office:value-type="float" office:value="0" calcext:value-type="float">
            <text:p>0</text:p>
          </table:table-cell>
          <table:table-cell office:value-type="float" office:value="0.0632" calcext:value-type="float">
            <text:p>0.0632</text:p>
          </table:table-cell>
          <table:table-cell office:value-type="float" office:value="10.6801" calcext:value-type="float">
            <text:p>10.6801</text:p>
          </table:table-cell>
          <table:table-cell office:value-type="float" office:value="0.068" calcext:value-type="float">
            <text:p>0.068</text:p>
          </table:table-cell>
          <table:table-cell office:value-type="float" office:value="0.4103" calcext:value-type="float">
            <text:p>0.4103</text:p>
          </table:table-cell>
          <table:table-cell office:value-type="float" office:value="0.1888" calcext:value-type="float">
            <text:p>0.1888</text:p>
          </table:table-cell>
          <table:table-cell office:value-type="float" office:value="0.2771" calcext:value-type="float">
            <text:p>0.2771</text:p>
          </table:table-cell>
          <table:table-cell office:value-type="float" office:value="99.4737" calcext:value-type="float">
            <text:p>99.4737</text:p>
          </table:table-cell>
          <table:table-cell table:formula="of:=100*[.C43]/([.C43]+[.G43])" office:value-type="float" office:value="81.5132668763426" calcext:value-type="float">
            <text:p>81.51326687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H2013_G(B)_ol14</text:p>
          </table:table-cell>
          <table:table-cell office:value-type="float" office:value="45.7215" calcext:value-type="float">
            <text:p>45.7215</text:p>
          </table:table-cell>
          <table:table-cell office:value-type="float" office:value="40.3353" calcext:value-type="float">
            <text:p>40.3353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382" calcext:value-type="float">
            <text:p>0.0382</text:p>
          </table:table-cell>
          <table:table-cell office:value-type="float" office:value="12.8216" calcext:value-type="float">
            <text:p>12.8216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1945" calcext:value-type="float">
            <text:p>0.1945</text:p>
          </table:table-cell>
          <table:table-cell office:value-type="float" office:value="0.2194" calcext:value-type="float">
            <text:p>0.2194</text:p>
          </table:table-cell>
          <table:table-cell office:value-type="float" office:value="99.7517" calcext:value-type="float">
            <text:p>99.7517</text:p>
          </table:table-cell>
          <table:table-cell table:formula="of:=100*[.C44]/([.C44]+[.G44])" office:value-type="float" office:value="78.0988707465098" calcext:value-type="float">
            <text:p>78.09887074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H2013_G(B)_ol14</text:p>
          </table:table-cell>
          <table:table-cell office:value-type="float" office:value="45.5879" calcext:value-type="float">
            <text:p>45.5879</text:p>
          </table:table-cell>
          <table:table-cell office:value-type="float" office:value="40.3866" calcext:value-type="float">
            <text:p>40.386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319" calcext:value-type="float">
            <text:p>0.0319</text:p>
          </table:table-cell>
          <table:table-cell office:value-type="float" office:value="12.6516" calcext:value-type="float">
            <text:p>12.6516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3808" calcext:value-type="float">
            <text:p>0.3808</text:p>
          </table:table-cell>
          <table:table-cell office:value-type="float" office:value="0.188" calcext:value-type="float">
            <text:p>0.188</text:p>
          </table:table-cell>
          <table:table-cell office:value-type="float" office:value="0.2188" calcext:value-type="float">
            <text:p>0.2188</text:p>
          </table:table-cell>
          <table:table-cell office:value-type="float" office:value="99.5104" calcext:value-type="float">
            <text:p>99.5104</text:p>
          </table:table-cell>
          <table:table-cell table:formula="of:=100*[.C45]/([.C45]+[.G45])" office:value-type="float" office:value="78.2765992153092" calcext:value-type="float">
            <text:p>78.27659921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H2013_G(B)_ol14</text:p>
          </table:table-cell>
          <table:table-cell office:value-type="float" office:value="45.6215" calcext:value-type="float">
            <text:p>45.6215</text:p>
          </table:table-cell>
          <table:table-cell office:value-type="float" office:value="40.4217" calcext:value-type="float">
            <text:p>40.4217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716" calcext:value-type="float">
            <text:p>0.0716</text:p>
          </table:table-cell>
          <table:table-cell office:value-type="float" office:value="12.6372" calcext:value-type="float">
            <text:p>12.6372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218" calcext:value-type="float">
            <text:p>0.218</text:p>
          </table:table-cell>
          <table:table-cell office:value-type="float" office:value="99.6122" calcext:value-type="float">
            <text:p>99.6122</text:p>
          </table:table-cell>
          <table:table-cell table:formula="of:=100*[.C46]/([.C46]+[.G46])" office:value-type="float" office:value="78.3084758156293" calcext:value-type="float">
            <text:p>78.30847581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H2013_G(B)_ol15</text:p>
          </table:table-cell>
          <table:table-cell office:value-type="float" office:value="45.628" calcext:value-type="float">
            <text:p>45.628</text:p>
          </table:table-cell>
          <table:table-cell office:value-type="float" office:value="40.4544" calcext:value-type="float">
            <text:p>40.454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571" calcext:value-type="float">
            <text:p>0.0571</text:p>
          </table:table-cell>
          <table:table-cell office:value-type="float" office:value="12.5729" calcext:value-type="float">
            <text:p>12.5729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1949" calcext:value-type="float">
            <text:p>0.1949</text:p>
          </table:table-cell>
          <table:table-cell office:value-type="float" office:value="0.2173" calcext:value-type="float">
            <text:p>0.2173</text:p>
          </table:table-cell>
          <table:table-cell office:value-type="float" office:value="99.5622" calcext:value-type="float">
            <text:p>99.5622</text:p>
          </table:table-cell>
          <table:table-cell table:formula="of:=100*[.C47]/([.C47]+[.G47])" office:value-type="float" office:value="78.3974130984229" calcext:value-type="float">
            <text:p>78.39741309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H2013_G(B)_ol15</text:p>
          </table:table-cell>
          <table:table-cell office:value-type="float" office:value="45.7088" calcext:value-type="float">
            <text:p>45.7088</text:p>
          </table:table-cell>
          <table:table-cell office:value-type="float" office:value="40.4356" calcext:value-type="float">
            <text:p>40.435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12.9325" calcext:value-type="float">
            <text:p>12.9325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3654" calcext:value-type="float">
            <text:p>0.3654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2329" calcext:value-type="float">
            <text:p>0.2329</text:p>
          </table:table-cell>
          <table:table-cell office:value-type="float" office:value="99.9995" calcext:value-type="float">
            <text:p>99.9995</text:p>
          </table:table-cell>
          <table:table-cell table:formula="of:=100*[.C48]/([.C48]+[.G48])" office:value-type="float" office:value="77.9464302462599" calcext:value-type="float">
            <text:p>77.94643024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H2013_G(B)_ol15</text:p>
          </table:table-cell>
          <table:table-cell office:value-type="float" office:value="45.5617" calcext:value-type="float">
            <text:p>45.5617</text:p>
          </table:table-cell>
          <table:table-cell office:value-type="float" office:value="40.4707" calcext:value-type="float">
            <text:p>40.47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53" calcext:value-type="float">
            <text:p>0.053</text:p>
          </table:table-cell>
          <table:table-cell office:value-type="float" office:value="12.8546" calcext:value-type="float">
            <text:p>12.8546</text:p>
          </table:table-cell>
          <table:table-cell office:value-type="float" office:value="0.07" calcext:value-type="float">
            <text:p>0.07</text:p>
          </table:table-cell>
          <table:table-cell office:value-type="float" office:value="0.3611" calcext:value-type="float">
            <text:p>0.3611</text:p>
          </table:table-cell>
          <table:table-cell office:value-type="float" office:value="0.2018" calcext:value-type="float">
            <text:p>0.2018</text:p>
          </table:table-cell>
          <table:table-cell office:value-type="float" office:value="0.2353" calcext:value-type="float">
            <text:p>0.2353</text:p>
          </table:table-cell>
          <table:table-cell office:value-type="float" office:value="99.8293" calcext:value-type="float">
            <text:p>99.8293</text:p>
          </table:table-cell>
          <table:table-cell table:formula="of:=100*[.C49]/([.C49]+[.G49])" office:value-type="float" office:value="77.9948404811671" calcext:value-type="float">
            <text:p>77.99484048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H2013_G(B)_ol16</text:p>
          </table:table-cell>
          <table:table-cell office:value-type="float" office:value="47.45" calcext:value-type="float">
            <text:p>47.45</text:p>
          </table:table-cell>
          <table:table-cell office:value-type="float" office:value="40.7777" calcext:value-type="float">
            <text:p>40.7777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381" calcext:value-type="float">
            <text:p>0.0381</text:p>
          </table:table-cell>
          <table:table-cell office:value-type="float" office:value="10.2107" calcext:value-type="float">
            <text:p>10.2107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3809" calcext:value-type="float">
            <text:p>0.3809</text:p>
          </table:table-cell>
          <table:table-cell office:value-type="float" office:value="0.1719" calcext:value-type="float">
            <text:p>0.1719</text:p>
          </table:table-cell>
          <table:table-cell office:value-type="float" office:value="0.279" calcext:value-type="float">
            <text:p>0.279</text:p>
          </table:table-cell>
          <table:table-cell office:value-type="float" office:value="99.3885" calcext:value-type="float">
            <text:p>99.3885</text:p>
          </table:table-cell>
          <table:table-cell table:formula="of:=100*[.C50]/([.C50]+[.G50])" office:value-type="float" office:value="82.2917515742958" calcext:value-type="float">
            <text:p>82.291751574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H2013_G(B)_ol16</text:p>
          </table:table-cell>
          <table:table-cell office:value-type="float" office:value="47.4573" calcext:value-type="float">
            <text:p>47.4573</text:p>
          </table:table-cell>
          <table:table-cell office:value-type="float" office:value="40.8697" calcext:value-type="float">
            <text:p>40.8697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619" calcext:value-type="float">
            <text:p>0.0619</text:p>
          </table:table-cell>
          <table:table-cell office:value-type="float" office:value="10.3512" calcext:value-type="float">
            <text:p>10.3512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3713" calcext:value-type="float">
            <text:p>0.3713</text:p>
          </table:table-cell>
          <table:table-cell office:value-type="float" office:value="0.16" calcext:value-type="float">
            <text:p>0.16</text:p>
          </table:table-cell>
          <table:table-cell office:value-type="float" office:value="0.2744" calcext:value-type="float">
            <text:p>0.2744</text:p>
          </table:table-cell>
          <table:table-cell office:value-type="float" office:value="99.638" calcext:value-type="float">
            <text:p>99.638</text:p>
          </table:table-cell>
          <table:table-cell table:formula="of:=100*[.C51]/([.C51]+[.G51])" office:value-type="float" office:value="82.0939827188043" calcext:value-type="float">
            <text:p>82.09398271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H2013_G(B)_ol16</text:p>
          </table:table-cell>
          <table:table-cell office:value-type="float" office:value="47.5398" calcext:value-type="float">
            <text:p>47.5398</text:p>
          </table:table-cell>
          <table:table-cell office:value-type="float" office:value="40.9576" calcext:value-type="float">
            <text:p>40.9576</text:p>
          </table:table-cell>
          <table:table-cell office:value-type="float" office:value="0" calcext:value-type="float">
            <text:p>0</text:p>
          </table:table-cell>
          <table:table-cell office:value-type="float" office:value="0.0585" calcext:value-type="float">
            <text:p>0.0585</text:p>
          </table:table-cell>
          <table:table-cell office:value-type="float" office:value="10.4664" calcext:value-type="float">
            <text:p>10.4664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3849" calcext:value-type="float">
            <text:p>0.3849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2595" calcext:value-type="float">
            <text:p>0.2595</text:p>
          </table:table-cell>
          <table:table-cell office:value-type="float" office:value="99.8972" calcext:value-type="float">
            <text:p>99.8972</text:p>
          </table:table-cell>
          <table:table-cell table:formula="of:=100*[.C52]/([.C52]+[.G52])" office:value-type="float" office:value="81.9564115560061" calcext:value-type="float">
            <text:p>81.9564115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H2013_G(B)_ol17</text:p>
          </table:table-cell>
          <table:table-cell office:value-type="float" office:value="45.7074" calcext:value-type="float">
            <text:p>45.7074</text:p>
          </table:table-cell>
          <table:table-cell office:value-type="float" office:value="40.2198" calcext:value-type="float">
            <text:p>40.2198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477" calcext:value-type="float">
            <text:p>0.0477</text:p>
          </table:table-cell>
          <table:table-cell office:value-type="float" office:value="13.0079" calcext:value-type="float">
            <text:p>13.0079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3577" calcext:value-type="float">
            <text:p>0.3577</text:p>
          </table:table-cell>
          <table:table-cell office:value-type="float" office:value="0.2106" calcext:value-type="float">
            <text:p>0.2106</text:p>
          </table:table-cell>
          <table:table-cell office:value-type="float" office:value="0.2269" calcext:value-type="float">
            <text:p>0.2269</text:p>
          </table:table-cell>
          <table:table-cell office:value-type="float" office:value="99.8376" calcext:value-type="float">
            <text:p>99.8376</text:p>
          </table:table-cell>
          <table:table-cell table:formula="of:=100*[.C53]/([.C53]+[.G53])" office:value-type="float" office:value="77.8458085030648" calcext:value-type="float">
            <text:p>77.84580850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H2013_G(B)_ol17</text:p>
          </table:table-cell>
          <table:table-cell office:value-type="float" office:value="45.7083" calcext:value-type="float">
            <text:p>45.7083</text:p>
          </table:table-cell>
          <table:table-cell office:value-type="float" office:value="40.1931" calcext:value-type="float">
            <text:p>40.1931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138" calcext:value-type="float">
            <text:p>0.0138</text:p>
          </table:table-cell>
          <table:table-cell office:value-type="float" office:value="13.0679" calcext:value-type="float">
            <text:p>13.0679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2023" calcext:value-type="float">
            <text:p>0.2023</text:p>
          </table:table-cell>
          <table:table-cell office:value-type="float" office:value="0.2275" calcext:value-type="float">
            <text:p>0.2275</text:p>
          </table:table-cell>
          <table:table-cell office:value-type="float" office:value="99.8279" calcext:value-type="float">
            <text:p>99.8279</text:p>
          </table:table-cell>
          <table:table-cell table:formula="of:=100*[.C54]/([.C54]+[.G54])" office:value-type="float" office:value="77.7666810715902" calcext:value-type="float">
            <text:p>77.76668107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H2013_G(B)_ol17</text:p>
          </table:table-cell>
          <table:table-cell office:value-type="float" office:value="45.7155" calcext:value-type="float">
            <text:p>45.7155</text:p>
          </table:table-cell>
          <table:table-cell office:value-type="float" office:value="40.4633" calcext:value-type="float">
            <text:p>40.4633</text:p>
          </table:table-cell>
          <table:table-cell office:value-type="float" office:value="0" calcext:value-type="float">
            <text:p>0</text:p>
          </table:table-cell>
          <table:table-cell office:value-type="float" office:value="0.0563" calcext:value-type="float">
            <text:p>0.0563</text:p>
          </table:table-cell>
          <table:table-cell office:value-type="float" office:value="12.7959" calcext:value-type="float">
            <text:p>12.7959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209" calcext:value-type="float">
            <text:p>0.209</text:p>
          </table:table-cell>
          <table:table-cell office:value-type="float" office:value="99.8644" calcext:value-type="float">
            <text:p>99.8644</text:p>
          </table:table-cell>
          <table:table-cell table:formula="of:=100*[.C55]/([.C55]+[.G55])" office:value-type="float" office:value="78.1309283319148" calcext:value-type="float">
            <text:p>78.13092833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H2013_G(B)_ol18</text:p>
          </table:table-cell>
          <table:table-cell office:value-type="float" office:value="46.1092" calcext:value-type="float">
            <text:p>46.1092</text:p>
          </table:table-cell>
          <table:table-cell office:value-type="float" office:value="40.3649" calcext:value-type="float">
            <text:p>40.3649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258" calcext:value-type="float">
            <text:p>0.0258</text:p>
          </table:table-cell>
          <table:table-cell office:value-type="float" office:value="12.9025" calcext:value-type="float">
            <text:p>12.9025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3524" calcext:value-type="float">
            <text:p>0.3524</text:p>
          </table:table-cell>
          <table:table-cell office:value-type="float" office:value="0.1865" calcext:value-type="float">
            <text:p>0.1865</text:p>
          </table:table-cell>
          <table:table-cell office:value-type="float" office:value="0.236" calcext:value-type="float">
            <text:p>0.236</text:p>
          </table:table-cell>
          <table:table-cell office:value-type="float" office:value="100.2346" calcext:value-type="float">
            <text:p>100.2346</text:p>
          </table:table-cell>
          <table:table-cell table:formula="of:=100*[.C56]/([.C56]+[.G56])" office:value-type="float" office:value="78.1356917357067" calcext:value-type="float">
            <text:p>78.135691735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H2013_G(B)_ol18</text:p>
          </table:table-cell>
          <table:table-cell office:value-type="float" office:value="45.8196" calcext:value-type="float">
            <text:p>45.8196</text:p>
          </table:table-cell>
          <table:table-cell office:value-type="float" office:value="40.4392" calcext:value-type="float">
            <text:p>40.4392</text:p>
          </table:table-cell>
          <table:table-cell office:value-type="float" office:value="0" calcext:value-type="float">
            <text:p>0</text:p>
          </table:table-cell>
          <table:table-cell office:value-type="float" office:value="0.0329" calcext:value-type="float">
            <text:p>0.0329</text:p>
          </table:table-cell>
          <table:table-cell office:value-type="float" office:value="12.9165" calcext:value-type="float">
            <text:p>12.9165</text:p>
          </table:table-cell>
          <table:table-cell office:value-type="float" office:value="0.05" calcext:value-type="float">
            <text:p>0.05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1978" calcext:value-type="float">
            <text:p>0.1978</text:p>
          </table:table-cell>
          <table:table-cell office:value-type="float" office:value="0.2367" calcext:value-type="float">
            <text:p>0.2367</text:p>
          </table:table-cell>
          <table:table-cell office:value-type="float" office:value="100.0464" calcext:value-type="float">
            <text:p>100.0464</text:p>
          </table:table-cell>
          <table:table-cell table:formula="of:=100*[.C57]/([.C57]+[.G57])" office:value-type="float" office:value="78.0092651708234" calcext:value-type="float">
            <text:p>78.00926517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H2013_G(B)_ol18</text:p>
          </table:table-cell>
          <table:table-cell office:value-type="float" office:value="45.3876" calcext:value-type="float">
            <text:p>45.3876</text:p>
          </table:table-cell>
          <table:table-cell office:value-type="float" office:value="40.2968" calcext:value-type="float">
            <text:p>40.2968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437" calcext:value-type="float">
            <text:p>0.0437</text:p>
          </table:table-cell>
          <table:table-cell office:value-type="float" office:value="12.7446" calcext:value-type="float">
            <text:p>12.7446</text:p>
          </table:table-cell>
          <table:table-cell office:value-type="float" office:value="0.052" calcext:value-type="float">
            <text:p>0.052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1915" calcext:value-type="float">
            <text:p>0.1915</text:p>
          </table:table-cell>
          <table:table-cell office:value-type="float" office:value="0.2398" calcext:value-type="float">
            <text:p>0.2398</text:p>
          </table:table-cell>
          <table:table-cell office:value-type="float" office:value="99.3372" calcext:value-type="float">
            <text:p>99.3372</text:p>
          </table:table-cell>
          <table:table-cell table:formula="of:=100*[.C58]/([.C58]+[.G58])" office:value-type="float" office:value="78.0765221340324" calcext:value-type="float">
            <text:p>78.0765221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H2013_G(B)_ol19</text:p>
          </table:table-cell>
          <table:table-cell office:value-type="float" office:value="46.398" calcext:value-type="float">
            <text:p>46.398</text:p>
          </table:table-cell>
          <table:table-cell office:value-type="float" office:value="40.5238" calcext:value-type="float">
            <text:p>40.5238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56" calcext:value-type="float">
            <text:p>0.056</text:p>
          </table:table-cell>
          <table:table-cell office:value-type="float" office:value="12.3917" calcext:value-type="float">
            <text:p>12.3917</text:p>
          </table:table-cell>
          <table:table-cell office:value-type="float" office:value="0.046" calcext:value-type="float">
            <text:p>0.046</text:p>
          </table:table-cell>
          <table:table-cell office:value-type="float" office:value="0.365" calcext:value-type="float">
            <text:p>0.365</text:p>
          </table:table-cell>
          <table:table-cell office:value-type="float" office:value="0.1852" calcext:value-type="float">
            <text:p>0.1852</text:p>
          </table:table-cell>
          <table:table-cell office:value-type="float" office:value="0.2356" calcext:value-type="float">
            <text:p>0.2356</text:p>
          </table:table-cell>
          <table:table-cell office:value-type="float" office:value="100.2049" calcext:value-type="float">
            <text:p>100.2049</text:p>
          </table:table-cell>
          <table:table-cell table:formula="of:=100*[.C59]/([.C59]+[.G59])" office:value-type="float" office:value="78.9219880353191" calcext:value-type="float">
            <text:p>78.921988035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H2013_G(B)_ol19</text:p>
          </table:table-cell>
          <table:table-cell office:value-type="float" office:value="45.8935" calcext:value-type="float">
            <text:p>45.8935</text:p>
          </table:table-cell>
          <table:table-cell office:value-type="float" office:value="40.5449" calcext:value-type="float">
            <text:p>40.5449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248" calcext:value-type="float">
            <text:p>0.0248</text:p>
          </table:table-cell>
          <table:table-cell office:value-type="float" office:value="12.2275" calcext:value-type="float">
            <text:p>12.2275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3686" calcext:value-type="float">
            <text:p>0.3686</text:p>
          </table:table-cell>
          <table:table-cell office:value-type="float" office:value="0.195" calcext:value-type="float">
            <text:p>0.195</text:p>
          </table:table-cell>
          <table:table-cell office:value-type="float" office:value="0.2291" calcext:value-type="float">
            <text:p>0.2291</text:p>
          </table:table-cell>
          <table:table-cell office:value-type="float" office:value="99.5378" calcext:value-type="float">
            <text:p>99.5378</text:p>
          </table:table-cell>
          <table:table-cell table:formula="of:=100*[.C60]/([.C60]+[.G60])" office:value-type="float" office:value="78.961993083395" calcext:value-type="float">
            <text:p>78.96199308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H2013_G(B)_ol19</text:p>
          </table:table-cell>
          <table:table-cell office:value-type="float" office:value="45.9729" calcext:value-type="float">
            <text:p>45.9729</text:p>
          </table:table-cell>
          <table:table-cell office:value-type="float" office:value="40.5012" calcext:value-type="float">
            <text:p>40.5012</text:p>
          </table:table-cell>
          <table:table-cell office:value-type="float" office:value="0" calcext:value-type="float">
            <text:p>0</text:p>
          </table:table-cell>
          <table:table-cell office:value-type="float" office:value="0.0523" calcext:value-type="float">
            <text:p>0.0523</text:p>
          </table:table-cell>
          <table:table-cell office:value-type="float" office:value="12.102" calcext:value-type="float">
            <text:p>12.102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3629" calcext:value-type="float">
            <text:p>0.3629</text:p>
          </table:table-cell>
          <table:table-cell office:value-type="float" office:value="0.1957" calcext:value-type="float">
            <text:p>0.1957</text:p>
          </table:table-cell>
          <table:table-cell office:value-type="float" office:value="0.2333" calcext:value-type="float">
            <text:p>0.2333</text:p>
          </table:table-cell>
          <table:table-cell office:value-type="float" office:value="99.4744" calcext:value-type="float">
            <text:p>99.4744</text:p>
          </table:table-cell>
          <table:table-cell table:formula="of:=100*[.C61]/([.C61]+[.G61])" office:value-type="float" office:value="79.1613933041641" calcext:value-type="float">
            <text:p>79.1613933042</text:p>
          </table:table-cell>
        </table:table-row>
        <table:table-row table:style-name="ro1" table:number-rows-repeated="3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84cm" fo:margin-bottom="0.799cm" fo:margin-left="0.91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8:31:21.907000000</meta:creation-date>
    <dc:date>2013-11-10T18:56:14.274000000</dc:date>
    <meta:editing-duration>P0D</meta:editing-duration>
    <meta:editing-cycles>1</meta:editing-cycles>
    <meta:generator>LibreOffice/4.1.0.4$Windows_x86 LibreOffice_project/89ea49ddacd9aa532507cbf852f2bb22b1ace28</meta:generator>
    <meta:print-date>2013-11-10T18:53:34.296000000</meta:print-date>
    <meta:document-statistic meta:table-count="1" meta:cell-count="756" meta:object-count="0"/>
  </office:meta>
</office:document-meta>
</file>